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32pt" fo:font-weight="bold" officeooo:rsid="000c76f8" officeooo:paragraph-rsid="000c76f8" fo:background-color="#ffbf00" style:font-size-asian="28pt" style:font-weight-asian="bold" style:font-size-complex="32pt" style:font-weight-complex="bold"/>
    </style:style>
    <style:style style:name="P2" style:family="paragraph" style:parent-style-name="Standard">
      <style:text-properties fo:font-weight="normal" officeooo:rsid="000e2805" officeooo:paragraph-rsid="000e2805" style:font-weight-asian="normal" style:font-weight-complex="normal"/>
    </style:style>
    <style:style style:name="P3" style:family="paragraph" style:parent-style-name="Standard">
      <style:text-properties fo:font-weight="normal" officeooo:rsid="000c76f8" officeooo:paragraph-rsid="00101a5f" style:font-weight-asian="normal" style:font-weight-complex="normal"/>
    </style:style>
    <style:style style:name="P4" style:family="paragraph" style:parent-style-name="Standard">
      <style:text-properties fo:font-weight="normal" officeooo:rsid="001184ae" officeooo:paragraph-rsid="001184ae" style:font-weight-asian="normal" style:font-weight-complex="normal"/>
    </style:style>
    <style:style style:name="P5" style:family="paragraph" style:parent-style-name="Standard">
      <style:text-properties fo:font-weight="normal" officeooo:rsid="00133924" officeooo:paragraph-rsid="00133924" style:font-weight-asian="normal" style:font-weight-complex="normal"/>
    </style:style>
    <style:style style:name="P6" style:family="paragraph" style:parent-style-name="Standard">
      <style:text-properties fo:font-weight="normal" officeooo:rsid="0016d96e" officeooo:paragraph-rsid="0016d96e" style:font-weight-asian="normal" style:font-weight-complex="normal"/>
    </style:style>
    <style:style style:name="P7" style:family="paragraph" style:parent-style-name="Standard">
      <style:text-properties fo:font-weight="normal" officeooo:rsid="00180c2a" officeooo:paragraph-rsid="00180c2a" style:font-weight-asian="normal" style:font-weight-complex="normal"/>
    </style:style>
    <style:style style:name="P8" style:family="paragraph" style:parent-style-name="Standard">
      <style:text-properties fo:font-weight="normal" officeooo:rsid="00188230" officeooo:paragraph-rsid="00188230" style:font-weight-asian="normal" style:font-weight-complex="normal"/>
    </style:style>
    <style:style style:name="P9" style:family="paragraph" style:parent-style-name="Standard">
      <style:text-properties fo:font-weight="normal" officeooo:rsid="0019d76d" officeooo:paragraph-rsid="0019d76d" style:font-weight-asian="normal" style:font-weight-complex="normal"/>
    </style:style>
    <style:style style:name="P10" style:family="paragraph" style:parent-style-name="Standard">
      <style:text-properties fo:font-weight="normal" officeooo:rsid="001a8f58" officeooo:paragraph-rsid="001a8f58" style:font-weight-asian="normal" style:font-weight-complex="normal"/>
    </style:style>
    <style:style style:name="P11" style:family="paragraph" style:parent-style-name="Standard">
      <style:paragraph-properties fo:text-align="start" style:justify-single-word="false"/>
      <style:text-properties fo:font-weight="normal" officeooo:rsid="001a8f58" officeooo:paragraph-rsid="001a8f58" style:font-weight-asian="normal" style:font-weight-complex="normal"/>
    </style:style>
    <style:style style:name="P12" style:family="paragraph" style:parent-style-name="Standard">
      <style:text-properties fo:font-weight="normal" officeooo:rsid="001c5b09" officeooo:paragraph-rsid="001c5b09" style:font-weight-asian="normal" style:font-weight-complex="normal"/>
    </style:style>
    <style:style style:name="P13" style:family="paragraph" style:parent-style-name="Standard">
      <style:text-properties fo:font-weight="normal" officeooo:rsid="001c606c" officeooo:paragraph-rsid="001c606c" style:font-weight-asian="normal" style:font-weight-complex="normal"/>
    </style:style>
    <style:style style:name="P14" style:family="paragraph" style:parent-style-name="Standard">
      <style:text-properties fo:font-weight="normal" officeooo:rsid="001fed01" officeooo:paragraph-rsid="001fed01" style:font-weight-asian="normal" style:font-weight-complex="normal"/>
    </style:style>
    <style:style style:name="P15" style:family="paragraph" style:parent-style-name="Standard">
      <style:text-properties fo:font-weight="normal" officeooo:rsid="001ff14e" officeooo:paragraph-rsid="001ff14e" style:font-weight-asian="normal" style:font-weight-complex="normal"/>
    </style:style>
    <style:style style:name="P16" style:family="paragraph" style:parent-style-name="Standard">
      <style:text-properties fo:font-weight="normal" officeooo:rsid="002218ec" officeooo:paragraph-rsid="002218ec" style:font-weight-asian="normal" style:font-weight-complex="normal"/>
    </style:style>
    <style:style style:name="P17" style:family="paragraph" style:parent-style-name="Standard">
      <style:text-properties fo:font-weight="normal" officeooo:rsid="002411aa" officeooo:paragraph-rsid="002411aa" style:font-weight-asian="normal" style:font-weight-complex="normal"/>
    </style:style>
    <style:style style:name="P18" style:family="paragraph" style:parent-style-name="Standard">
      <style:text-properties fo:font-weight="normal" officeooo:rsid="00250da1" officeooo:paragraph-rsid="00250da1" style:font-weight-asian="normal" style:font-weight-complex="normal"/>
    </style:style>
    <style:style style:name="P19" style:family="paragraph" style:parent-style-name="Standard">
      <style:text-properties fo:font-weight="normal" officeooo:rsid="0025c66d" officeooo:paragraph-rsid="0025c66d" style:font-weight-asian="normal" style:font-weight-complex="normal"/>
    </style:style>
    <style:style style:name="P20" style:family="paragraph" style:parent-style-name="Standard">
      <style:text-properties officeooo:rsid="000c76f8"/>
    </style:style>
    <style:style style:name="P21" style:family="paragraph" style:parent-style-name="Standard">
      <style:text-properties officeooo:rsid="000c76f8" officeooo:paragraph-rsid="000c76f8"/>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00c76f8" officeooo:paragraph-rsid="000c76f8" style:font-weight-asian="bold" style:font-weight-complex="bold"/>
    </style:style>
    <style:style style:name="P24" style:family="paragraph" style:parent-style-name="Standard">
      <style:text-properties fo:font-weight="bold" officeooo:rsid="000c76f8" officeooo:paragraph-rsid="00101a5f" style:font-weight-asian="bold" style:font-weight-complex="bold"/>
    </style:style>
    <style:style style:name="P25" style:family="paragraph" style:parent-style-name="Standard">
      <style:text-properties fo:font-weight="bold" officeooo:paragraph-rsid="000c76f8" style:font-weight-asian="bold" style:font-weight-complex="bold"/>
    </style:style>
    <style:style style:name="P26" style:family="paragraph" style:parent-style-name="Standard">
      <style:text-properties fo:font-weight="bold" officeooo:paragraph-rsid="0013ba65" style:font-weight-asian="bold" style:font-weight-complex="bold"/>
    </style:style>
    <style:style style:name="P27" style:family="paragraph" style:parent-style-name="Standard">
      <style:text-properties fo:font-weight="bold" officeooo:rsid="00180c2a" officeooo:paragraph-rsid="000c76f8" style:font-weight-asian="bold" style:font-weight-complex="bold"/>
    </style:style>
    <style:style style:name="P28" style:family="paragraph" style:parent-style-name="Standard">
      <style:text-properties fo:font-weight="bold" officeooo:rsid="00188230" officeooo:paragraph-rsid="00188230" style:font-weight-asian="bold" style:font-weight-complex="bold"/>
    </style:style>
    <style:style style:name="P29" style:family="paragraph" style:parent-style-name="Standard">
      <style:text-properties fo:font-weight="bold" officeooo:rsid="00250da1" officeooo:paragraph-rsid="000c76f8" style:font-weight-asian="bold" style:font-weight-complex="bold"/>
    </style:style>
    <style:style style:name="P30" style:family="paragraph" style:parent-style-name="Standard">
      <style:text-properties fo:font-weight="bold" officeooo:rsid="0025c66d" officeooo:paragraph-rsid="0025c66d" style:font-weight-asian="bold" style:font-weight-complex="bold"/>
    </style:style>
    <style:style style:name="P31" style:family="paragraph" style:parent-style-name="Standard">
      <style:text-properties officeooo:rsid="000e00c6" officeooo:paragraph-rsid="000e00c6"/>
    </style:style>
    <style:style style:name="P32" style:family="paragraph" style:parent-style-name="Standard">
      <style:text-properties style:font-name="Liberation Serif" fo:font-weight="bold" officeooo:rsid="000c76f8" officeooo:paragraph-rsid="0013ba65" style:font-weight-asian="bold" style:font-weight-complex="bold"/>
    </style:style>
    <style:style style:name="P33" style:family="paragraph" style:parent-style-name="Standard">
      <style:text-properties officeooo:paragraph-rsid="00181656"/>
    </style:style>
    <style:style style:name="P34" style:family="paragraph" style:parent-style-name="Standard">
      <style:text-properties officeooo:rsid="002329a4" officeooo:paragraph-rsid="002329a4"/>
    </style:style>
    <style:style style:name="P35" style:family="paragraph" style:parent-style-name="Standard">
      <style:text-properties officeooo:paragraph-rsid="002329a4"/>
    </style:style>
    <style:style style:name="P36" style:family="paragraph" style:parent-style-name="Header">
      <style:text-properties officeooo:rsid="002ab150" officeooo:paragraph-rsid="002ab150"/>
    </style:style>
    <style:style style:name="P37" style:family="paragraph" style:parent-style-name="Standard">
      <style:text-properties fo:font-weight="normal" officeooo:rsid="00208d7b" officeooo:paragraph-rsid="00208d7b" style:font-weight-asian="normal" style:font-weight-complex="normal"/>
    </style:style>
    <style:style style:name="P38" style:family="paragraph" style:parent-style-name="Standard">
      <style:text-properties fo:font-weight="normal" officeooo:rsid="002218ec" officeooo:paragraph-rsid="002218ec" style:font-weight-asian="normal" style:font-weight-complex="normal"/>
    </style:style>
    <style:style style:name="P39" style:family="paragraph" style:parent-style-name="Standard">
      <style:text-properties fo:font-weight="normal" officeooo:rsid="002329a4" officeooo:paragraph-rsid="002329a4" style:font-weight-asian="normal" style:font-weight-complex="normal"/>
    </style:style>
    <style:style style:name="P40" style:family="paragraph" style:parent-style-name="Standard">
      <style:text-properties fo:font-weight="normal" officeooo:rsid="0023df71" officeooo:paragraph-rsid="0023df71" style:font-weight-asian="normal" style:font-weight-complex="normal"/>
    </style:style>
    <style:style style:name="P41" style:family="paragraph" style:parent-style-name="Standard">
      <style:text-properties fo:font-weight="normal" officeooo:rsid="0023df71" officeooo:paragraph-rsid="002329a4" style:font-weight-asian="normal" style:font-weight-complex="normal"/>
    </style:style>
    <style:style style:name="P42" style:family="paragraph" style:parent-style-name="Standard">
      <style:text-properties fo:font-weight="normal" officeooo:rsid="0025c66d" officeooo:paragraph-rsid="0025c66d" style:font-weight-asian="normal" style:font-weight-complex="normal"/>
    </style:style>
    <style:style style:name="P43" style:family="paragraph" style:parent-style-name="Standard" style:list-style-name="L1">
      <style:text-properties style:font-name="Calibri" fo:font-weight="normal" officeooo:paragraph-rsid="000c76f8" style:font-weight-asian="normal" style:font-weight-complex="normal"/>
    </style:style>
    <style:style style:name="P44" style:family="paragraph" style:parent-style-name="Standard">
      <style:text-properties officeooo:rsid="000c76f8" officeooo:paragraph-rsid="000c76f8"/>
    </style:style>
    <style:style style:name="P45" style:family="paragraph" style:parent-style-name="Standard">
      <style:text-properties fo:font-weight="bold" officeooo:rsid="000c76f8" officeooo:paragraph-rsid="000c76f8" style:font-weight-asian="bold" style:font-weight-complex="bold"/>
    </style:style>
    <style:style style:name="P46" style:family="paragraph" style:parent-style-name="Standard">
      <style:text-properties fo:font-weight="bold" officeooo:paragraph-rsid="0013ba65" style:font-weight-asian="bold" style:font-weight-complex="bold"/>
    </style:style>
    <style:style style:name="P47" style:family="paragraph" style:parent-style-name="Standard">
      <style:text-properties fo:font-weight="bold" officeooo:paragraph-rsid="000c76f8" style:font-weight-asian="bold" style:font-weight-complex="bold"/>
    </style:style>
    <style:style style:name="P48" style:family="paragraph" style:parent-style-name="Standard">
      <style:paragraph-properties fo:break-before="page"/>
      <style:text-properties fo:font-weight="bold" officeooo:rsid="000c76f8" officeooo:paragraph-rsid="000c76f8" style:font-weight-asian="bold" style:font-weight-complex="bold"/>
    </style:style>
    <style:style style:name="P49" style:family="paragraph" style:parent-style-name="Standard">
      <style:paragraph-properties fo:break-before="page"/>
      <style:text-properties fo:font-weight="bold" officeooo:paragraph-rsid="0013ba65" style:font-weight-asian="bold" style:font-weight-complex="bold"/>
    </style:style>
    <style:style style:name="T1" style:family="text">
      <style:text-properties officeooo:rsid="000c76f8"/>
    </style:style>
    <style:style style:name="T2" style:family="text">
      <style:text-properties fo:font-weight="bold" style:font-weight-asian="bold" style:font-weight-complex="bold"/>
    </style:style>
    <style:style style:name="T3" style:family="text">
      <style:text-properties officeooo:rsid="00101a5f"/>
    </style:style>
    <style:style style:name="T4" style:family="text">
      <style:text-properties fo:font-style="italic" style:font-style-asian="italic" style:font-style-complex="italic"/>
    </style:style>
    <style:style style:name="T5" style:family="text">
      <style:text-properties fo:font-style="italic" officeooo:rsid="00101a5f" style:font-style-asian="italic" style:font-style-complex="italic"/>
    </style:style>
    <style:style style:name="T6" style:family="text">
      <style:text-properties fo:font-style="italic" officeooo:rsid="001c5b09" style:font-style-asian="italic" style:font-style-complex="italic"/>
    </style:style>
    <style:style style:name="T7" style:family="text">
      <style:text-properties fo:font-style="italic" officeooo:rsid="001e1d8b" style:font-style-asian="italic" style:font-style-complex="italic"/>
    </style:style>
    <style:style style:name="T8" style:family="text">
      <style:text-properties fo:font-style="italic" officeooo:rsid="00290ce1" style:font-style-asian="italic" style:font-style-complex="italic"/>
    </style:style>
    <style:style style:name="T9" style:family="text">
      <style:text-properties fo:font-size="12pt" style:font-size-asian="12pt" style:font-size-complex="12pt"/>
    </style:style>
    <style:style style:name="T10" style:family="text">
      <style:text-properties officeooo:rsid="0013ba65"/>
    </style:style>
    <style:style style:name="T11" style:family="text">
      <style:text-properties officeooo:rsid="00180c2a"/>
    </style:style>
    <style:style style:name="T12" style:family="text">
      <style:text-properties officeooo:rsid="00181656"/>
    </style:style>
    <style:style style:name="T13" style:family="text">
      <style:text-properties officeooo:rsid="00188230"/>
    </style:style>
    <style:style style:name="T14" style:family="text">
      <style:text-properties officeooo:rsid="0019d76d"/>
    </style:style>
    <style:style style:name="T15" style:family="text">
      <style:text-properties fo:font-style="normal" style:font-style-asian="normal" style:font-style-complex="normal"/>
    </style:style>
    <style:style style:name="T16" style:family="text">
      <style:text-properties fo:font-style="normal" officeooo:rsid="001c5b09" style:font-style-asian="normal" style:font-style-complex="normal"/>
    </style:style>
    <style:style style:name="T17" style:family="text">
      <style:text-properties fo:font-style="normal" officeooo:rsid="001e1d8b" style:font-style-asian="normal" style:font-style-complex="normal"/>
    </style:style>
    <style:style style:name="T18" style:family="text">
      <style:text-properties fo:font-style="normal" fo:font-weight="normal" officeooo:rsid="001fed01"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81656" style:font-weight-asian="normal" style:font-weight-complex="normal"/>
    </style:style>
    <style:style style:name="T21" style:family="text">
      <style:text-properties fo:font-weight="normal" officeooo:rsid="001c5b09" style:font-weight-asian="normal" style:font-weight-complex="normal"/>
    </style:style>
    <style:style style:name="T22" style:family="text">
      <style:text-properties fo:font-weight="normal" officeooo:rsid="002218ec" style:font-weight-asian="normal" style:font-weight-complex="normal"/>
    </style:style>
    <style:style style:name="T23" style:family="text">
      <style:text-properties fo:font-weight="normal" officeooo:rsid="002329a4" style:font-weight-asian="normal" style:font-weight-complex="normal"/>
    </style:style>
    <style:style style:name="T24" style:family="text">
      <style:text-properties fo:font-weight="normal" officeooo:rsid="0023df71" style:font-weight-asian="normal" style:font-weight-complex="normal"/>
    </style:style>
    <style:style style:name="T25" style:family="text">
      <style:text-properties officeooo:rsid="001c606c"/>
    </style:style>
    <style:style style:name="T26" style:family="text">
      <style:text-properties officeooo:rsid="001ff14e"/>
    </style:style>
    <style:style style:name="T27" style:family="text">
      <style:text-properties officeooo:rsid="00208d7b"/>
    </style:style>
    <style:style style:name="T28" style:family="text">
      <style:text-properties officeooo:rsid="0025c66d"/>
    </style:style>
    <style:style style:name="T29" style:family="text">
      <style:text-properties officeooo:rsid="002765ae"/>
    </style:style>
    <style:style style:name="T30" style:family="text">
      <style:text-properties officeooo:rsid="00290c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sposte Domande di Italiano su D’annunzio</text:p>
      <text:list xml:id="list161720167" text:style-name="L1">
        <text:list-header>
          <text:p text:style-name="P43"/>
          <text:p text:style-name="P43"/>
        </text:list-header>
      </text:list>
      <text:p text:style-name="P25"><text:span text:style-name="T1">Tra il 1910 e il 1915 si rifugiò in Francia. Per quale motivo?</text:span></text:p>
      <text:p text:style-name="P28"/>
      <text:p text:style-name="P8">D’annunzio in questo periodo si trasferì in Francia per sfuggire ai numerosi creditori a <text:span text:style-name="T14">cui doveva del denaro</text:span></text:p>
      <text:p text:style-name="P23"/>
      <text:p text:style-name="P23">Perch<text:span text:style-name="T30">é</text:span> D'Annunzio viene definito il “poeta vate”?</text:p>
      <text:p text:style-name="P27"/>
      <text:p text:style-name="P7">D’annunzio, dimostratosi sempre capace di esprimere i propri ideali sottolineandole la <text:s/>maestosità e convincendo coloro che ascoltavano dell’assoluta superiorità di quest’ultimi era in grado di guidare le coscienze del popolo e per questo è stato definito il poeta “vate”.</text:p>
      <text:p text:style-name="P7">Questo titolo può dirsi pienamente giustificato solo per i suoi discorsi pubblici che convinsero le folle ad appoggiare l’entrata dell’Italia in guerra.</text:p>
      <text:p text:style-name="P7">Questa capacità di esporre le proprie idee trascinando la folla dalla propria parte sarà il modello di quella che sarà l’oratoria fascista.</text:p>
      <text:p text:style-name="P23"/>
      <text:p text:style-name="P23">Quali ruoli svolse durante la Prima Guerra Mondiale? (ricordare le sue azioni e le sue imprese. Osserva che a lui vengono attribuiti modi di una politica populista e nazionalista. Per quali caratteristiche?)</text:p>
      <text:p text:style-name="P23"/>
      <text:p text:style-name="P16">Ancora prima dello scoppio della grande guerra d’Annunzio, ancora residente in Francia, scrive del bisogno di una grande guerra per creare un grande scontro delle razze, si intendono i latini(italiani e Francesco) contro i barbari(Tedeschi).</text:p>
      <text:p text:style-name="P16">Inoltre si possono ricordare i suoi discorsi a Roma che incitavano i giovani Interventisti a votarsi favorevoli al conflitto, discorsi scritti anche nei suoi articoli nel corriere della sera, cui era corrispondente.</text:p>
      <text:p text:style-name="P34"><text:span text:style-name="T22">I</text:span><text:span text:style-name="T19">l 7 agosto del 1915 d’Annunzio vola su Trieste liberando in aria dei volantini che incitavano il popolo.</text:span></text:p>
      <text:p text:style-name="P39">Nel 1918 con 3 Navi d’assalto D’annunzio compì la beffa di Buccari, dove entrò e lascio un messaggio d’insulto per la flotta nemica.</text:p>
      <text:p text:style-name="P39">Il 9 agosto 1918 invece volò sopra a <text:span text:style-name="T30">V</text:span>ienna <text:s/>per sganciare <text:s/>390.000 volantini scritti in italiano e in tedesco per dimostrare la superiorità dell’Italia, questa impresa non ebbe una grande valenza militare ma rappresentò un colpo grosso dal punto di vista morale.</text:p>
      <text:p text:style-name="P35"><text:span text:style-name="T22">I</text:span><text:span text:style-name="T23">noltre dopo la fine della guerra, scontento a causa della “vittoria mutilata” occupò fiume per 16 </text:span><text:span text:style-name="T24">mesi</text:span><text:span text:style-name="T23"> con l’intento di far cadere il governo Nitti </text:span><text:span text:style-name="T24">e di dare una forte scossa all’organizzazione mondiale che si stava prendendo a Versailles.</text:span></text:p>
      <text:p text:style-name="P40">Questo può molto bene definire la politica populista e nazionalista di d’Annunzio che desiderava un governo deciso dal popolo stesso e lo dimostrava con il governo Fiumano che durante quel periodo di Dominazione dimostrava una propria autonomia.</text:p>
      <text:p text:style-name="P41"/>
      <text:p text:style-name="P23"/>
      <text:p text:style-name="P48">Quali furono i rapporti dell'autore con il fascismo? </text:p>
      <text:p text:style-name="P23"/>
      <text:p text:style-name="P17">Per tutto il 1919 e il 1920 D’Annunzio fu rappresentante degli ideali quali: interventismo, combattentismo e interventismo.</text:p>
      <text:p text:style-name="P17">D’Annunzio però mantiene con Mussolini un comportamento fatto di compromessi dato che spera di essere l’ago della bilancia e allo stesso tempo l’unica possibile salvezza per un paese ormai caduto in una crisi grave.</text:p>
      <text:p text:style-name="P17">Rifiuta quindi ogni alleanza anche quella che Mussolini gli propone prima delle elezioni del 1921.</text:p>
      <text:p text:style-name="P23"/>
      <text:p text:style-name="P23">Quali espressioni usate durante il fascismo a sono a lui attribuibili?</text:p>
      <text:p text:style-name="P23"/>
      <text:p text:style-name="P18">Alcune delle espressioni tipiche fasciste attribuibili a d’annunzio sono:</text:p>
      <text:p text:style-name="P18">- Eia! Eia! Eia! Alalà!</text:p>
      <text:p text:style-name="P18">- Me ne frego</text:p>
      <text:p text:style-name="P18"/>
      <text:p text:style-name="P23">A causa dell'emarginazione dalla vita politica, dove si ritira a vivere? </text:p>
      <text:p text:style-name="P29"/>
      <text:p text:style-name="P18">d’Annunzio ormai emarginato dalla vita politica si ritira a vivere <text:span text:style-name="T28">a Gardone, nella villa di Cargnacco,</text:span> sua villa contenente tutti i simboli e i successi della propria vita.</text:p>
      <text:p text:style-name="P23"/>
      <text:p text:style-name="P23">Quali romanzi e quali opere in versi sono ispirati al mito del superuomo?</text:p>
      <text:p text:style-name="P23"/>
      <text:p text:style-name="P19">Le opere legate al tema del superuomo sono:</text:p>
      <text:p text:style-name="P19">- Il trionfo della morte nel 1984 </text:p>
      <text:p text:style-name="P19">- La figlia di Iorio nel 1904 </text:p>
      <text:p text:style-name="P19"/>
      <text:p text:style-name="P19">I romanzi legati al tema del superuomo sono invece:</text:p>
      <text:p text:style-name="P19">- La vergine delle rocce nel 1895 </text:p>
      <text:p text:style-name="P19">- La città morta nel 1896 </text:p>
      <text:p text:style-name="P19">- L’Innocente nel 1898 </text:p>
      <text:p text:style-name="P30">- <text:span text:style-name="T19">Il fuoco nel 1900 </text:span></text:p>
      <text:p text:style-name="P19">- Forse che sì forse che no nel 1910 </text:p>
      <text:p text:style-name="P19"/>
      <text:p text:style-name="P23">Il superuomo dannunziano ha aspetti comuni con l’esteta? </text:p>
      <text:p text:style-name="P25"/>
      <text:p text:style-name="P19">Il superuomo d’annunziano ha certamente aspetti comuni con l’esteta ma possiede comunque un suo specifico tratto distintivo, esso infatti era molto più incentrato sulla polivalenza della figura d’Annunziana, la figura di Gabriele d’Annunzio era non solo di un poeta, ma anche di un drammaturgo, di un guerriero e anche di un politico.</text:p>
      <text:p text:style-name="P19">Inoltre il superuomo d’annunziano porta all’estremo quello che è l’aspetto amoroso e sensuale dell’esteta vedendo quest’ultimo come un bisogno mor<text:span text:style-name="T29">boso e insoddisfabil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ab150" officeooo:paragraph-rsid="002ab15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rancesco Rigoni</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6T22:14:54.816860108</meta:creation-date>
    <dc:date>2020-03-07T03:13:33.679515142</dc:date>
    <meta:editing-duration>PT10M4S</meta:editing-duration>
    <meta:editing-cycles>9</meta:editing-cycles>
    <meta:generator>LibreOffice/6.3.4.2$Linux_X86_64 LibreOffice_project/30$Build-2</meta:generator>
    <meta:document-statistic meta:table-count="0" meta:image-count="0" meta:object-count="0" meta:page-count="2" meta:paragraph-count="41" meta:word-count="688" meta:character-count="4336" meta:non-whitespace-character-count="3676"/>
  </office:meta>
</office:document-meta>
</file>